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Standard">
      <style:paragraph-properties fo:margin-top="0cm" fo:margin-bottom="0.106cm" style:contextual-spacing="false"/>
      <style:text-properties style:font-name="Arial" fo:font-size="11pt" officeooo:paragraph-rsid="00175961" style:font-size-asian="11pt" style:font-name-complex="Arial" style:font-size-complex="11pt"/>
    </style:style>
    <style:style style:name="P4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fo:language="ca" fo:country="ES" style:font-size-asian="11pt" style:font-name-complex="Arial"/>
    </style:style>
    <style:style style:name="P6" style:family="paragraph" style:parent-style-name="Header">
      <style:paragraph-properties>
        <style:tab-stops/>
      </style:paragraph-properties>
      <style:text-properties style:font-name="Arial" fo:font-size="11pt" fo:font-weight="bold" officeooo:rsid="0030d513" style:font-size-asian="11pt" style:font-weight-asian="bold" style:font-name-complex="Arial" style:font-weight-complex="bold"/>
    </style:style>
    <style:style style:name="P7" style:family="paragraph" style:parent-style-name="Header">
      <style:paragraph-properties>
        <style:tab-stops/>
      </style:paragraph-properties>
      <style:text-properties style:font-name="Arial" fo:font-size="11pt" fo:font-weight="normal" officeooo:rsid="0030d513" officeooo:paragraph-rsid="0030d513" style:font-size-asian="11pt" style:font-weight-asian="normal" style:font-name-complex="Arial" style:font-weight-complex="normal"/>
    </style:style>
    <style:style style:name="P8" style:family="paragraph" style:parent-style-name="Footer">
      <style:paragraph-properties fo:text-align="end" style:justify-single-word="false" style:snap-to-layout-grid="false"/>
    </style:style>
    <style:style style:name="P9" style:family="paragraph" style:parent-style-name="Footer">
      <style:text-properties style:rfc-language-tag="es-ES-u-co-trad" fo:language="es" fo:country="ES"/>
    </style:style>
    <style:style style:name="P10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11" style:family="paragraph" style:parent-style-name="Heading_20_7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 style:shadow="none"/>
    </style:style>
    <style:style style:name="P12" style:family="paragraph" style:parent-style-name="Standard" style:list-style-name="L1">
      <style:paragraph-properties fo:margin-top="0cm" fo:margin-bottom="0.106cm" style:contextual-spacing="false"/>
      <style:text-properties officeooo:paragraph-rsid="0014d2a6"/>
    </style:style>
    <style:style style:name="P13" style:family="paragraph" style:parent-style-name="Standard" style:list-style-name="L1">
      <style:paragraph-properties fo:margin-top="0cm" fo:margin-bottom="0.106cm" style:contextual-spacing="false"/>
      <style:text-properties officeooo:paragraph-rsid="0015088b"/>
    </style:style>
    <style:style style:name="P14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131440" officeooo:paragraph-rsid="00131440" style:font-size-asian="11pt" style:font-name-complex="Arial" style:font-size-complex="11pt"/>
    </style:style>
    <style:style style:name="P15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131440" officeooo:paragraph-rsid="002c2c65" style:font-size-asian="11pt" style:font-name-complex="Arial" style:font-size-complex="11pt"/>
    </style:style>
    <style:style style:name="P16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2c2c65" officeooo:paragraph-rsid="002c2c65" style:font-size-asian="11pt" style:font-name-complex="Arial" style:font-size-complex="11pt"/>
    </style:style>
    <style:style style:name="P17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2e638d" officeooo:paragraph-rsid="002e638d" style:font-size-asian="11pt" style:font-name-complex="Arial" style:font-size-complex="11pt"/>
    </style:style>
    <style:style style:name="P18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30d513" officeooo:paragraph-rsid="0030d513" style:font-size-asian="11pt" style:font-name-complex="Arial" style:font-size-complex="11pt"/>
    </style:style>
    <style:style style:name="P19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32df16" officeooo:paragraph-rsid="0032df16" style:font-size-asian="11pt" style:font-name-complex="Arial" style:font-size-complex="11pt"/>
    </style:style>
    <style:style style:name="P20" style:family="paragraph" style:parent-style-name="Standard" style:list-style-name="L1">
      <style:paragraph-properties fo:margin-top="0cm" fo:margin-bottom="0.106cm" style:contextual-spacing="false"/>
      <style:text-properties officeooo:rsid="003167ee" officeooo:paragraph-rsid="003167ee"/>
    </style:style>
    <style:style style:name="P21" style:family="paragraph" style:parent-style-name="Standard" style:list-style-name="L1">
      <style:paragraph-properties fo:margin-top="0cm" fo:margin-bottom="0.106cm" style:contextual-spacing="false"/>
      <style:text-properties officeooo:rsid="0032e21b" officeooo:paragraph-rsid="0032e21b"/>
    </style:style>
    <style:style style:name="P22" style:family="paragraph" style:parent-style-name="Standard" style:list-style-name="L1">
      <style:paragraph-properties fo:margin-top="0cm" fo:margin-bottom="0.106cm" style:contextual-spacing="false"/>
      <style:text-properties officeooo:rsid="0032ec91" officeooo:paragraph-rsid="0032ec91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officeooo:rsid="0014d2a6" style:font-size-asian="11pt" style:font-name-complex="Arial" style:font-size-complex="11pt"/>
    </style:style>
    <style:style style:name="T7" style:family="text">
      <style:text-properties style:font-name="Arial" fo:font-size="11pt" officeooo:rsid="0015088b" style:font-size-asian="11pt" style:font-name-complex="Arial" style:font-size-complex="11pt"/>
    </style:style>
    <style:style style:name="T8" style:family="text">
      <style:text-properties style:font-name="Arial" fo:font-size="11pt" officeooo:rsid="003055e3" style:font-size-asian="11pt" style:font-name-complex="Arial" style:font-size-complex="11pt"/>
    </style:style>
    <style:style style:name="T9" style:family="text">
      <style:text-properties fo:font-size="11pt" fo:font-weight="bold" style:font-size-asian="11pt" style:font-weight-asian="bold" style:font-weight-complex="bold"/>
    </style:style>
    <style:style style:name="T10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1" style:family="text">
      <style:text-properties style:use-window-font-color="true" loext:opacity="0%" style:font-name="Arial" fo:font-size="11pt" fo:language="ca" fo:country="ES" fo:font-weight="bold" officeooo:rsid="003055e3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style:font-name="Arial" fo:font-size="11pt" fo:language="ca" fo:country="ES" officeooo:rsid="0015088b" style:font-name-asian="Times New Roman" style:font-size-asian="11pt" style:font-name-complex="Arial" style:font-size-complex="11pt" style:language-complex="ar" style:country-complex="SA"/>
    </style:style>
    <style:style style:name="T13" style:family="text">
      <style:text-properties style:use-window-font-color="true" loext:opacity="0%" fo:language="ca" fo:country="ES" officeooo:rsid="002bf331" style:font-name-asian="Times New Roman" style:language-complex="ar" style:country-complex="SA"/>
    </style:style>
    <style:style style:name="T14" style:family="text">
      <style:text-properties style:use-window-font-color="true" loext:opacity="0%" fo:language="ca" fo:country="ES" officeooo:rsid="002c2c65" style:font-name-asian="Times New Roman" style:language-complex="ar" style:country-complex="SA"/>
    </style:style>
    <style:style style:name="T15" style:family="text">
      <style:text-properties officeooo:rsid="002c2c65"/>
    </style:style>
    <style:style style:name="T16" style:family="text">
      <style:text-properties officeooo:rsid="002dc964"/>
    </style:style>
    <style:style style:name="T17" style:family="text">
      <style:text-properties officeooo:rsid="0030c1f9"/>
    </style:style>
    <style:style style:name="T18" style:family="text">
      <style:text-properties officeooo:rsid="0030d51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7"><text:span text:style-name="T9">EXERCICI D</text:span><text:span text:style-name="T10">’</text:span><text:span text:style-name="T11">ESTRUCTURES UNIDIMENSIONALS (ARRAYS)</text:span></text:h>
      <text:p text:style-name="P6"/>
      <text:p text:style-name="P7">Desenvolupeu aquests programes definint i utilitzant mètodes per a les tasques unitàries sempre que sigui possible.</text:p>
      <text:p text:style-name="P7"/>
      <text:list text:style-name="L1">
        <text:list-item>
          <text:p text:style-name="P14">Programa que demani a l'usuari <text:span text:style-name="T14">N</text:span> números reals per teclat, els <text:span text:style-name="T13">emmagatzemi</text:span> en un array i després mostri tots els valors de l'array, <text:span text:style-name="T15">el nombre d’elements, </text:span>la seva suma, els valors mínim i màxim <text:span text:style-name="T15">i la mitjana aritmètica</text:span> <text:span text:style-name="T15">(N introduït per l’usuari). </text:span><text:span text:style-name="T18">Crear un mètode per llegir l’array i un per a cada valor a calcular.</text:span></text:p>
        </text:list-item>
        <text:list-item>
          <text:p text:style-name="P15">Programa que demani <text:span text:style-name="T14">N</text:span> números enters per teclat, els <text:span text:style-name="T13">emmagatzemi</text:span> en un array i després recorri l'array per calcular per separat la suma dels parells i els senars. El programa mostrarà aquestes sumes. <text:span text:style-name="T15">(N introduït per l’usuari).</text:span></text:p>
        </text:list-item>
        <text:list-item>
          <text:p text:style-name="P16">Programa que demani N números enteros per teclat, els emmagatzemi en un array i calculi i mostri la suma dels positius i la suma dels negatius.</text:p>
        </text:list-item>
        <text:list-item>
          <text:p text:style-name="P16">Programa que demani dos valors enters n i m, creï un array amb n elements i escri<text:span text:style-name="T17">g</text:span>ui el valor m a totes les seves posicions. Mostrar al final l’array.</text:p>
        </text:list-item>
        <text:list-item>
          <text:p text:style-name="P14">Programa que demani <text:span text:style-name="T15">d</text:span>os valors enters a i b, cre<text:span text:style-name="T15">ï </text:span>un array que contingui tots els valors entre a i b (tots dos inclosos) i el mostri per pantalla.</text:p>
        </text:list-item>
        <text:list-item>
          <text:p text:style-name="P14">Programa per crear un array amb 100 nombres aleatoris <text:span text:style-name="T15">enters </text:span>entre 0 i 1000, demani a l'usuari un número real entre 0 i 1000 i mostri quants valors de l'array són menors que el número introduït.</text:p>
        </text:list-item>
        <text:list-item>
          <text:p text:style-name="P17">Programa que permeti emmagatzemar en un array una progressió aritmètica. El programa demanarà a l’usuari el nombre d’elements, l’element inicial i el valor de la diferència. Finalment, mostrarà el contingut de l’array generat.</text:p>
        </text:list-item>
        <text:list-item>
          <text:p text:style-name="P16">Programa que creï un array de mida 100, l’ompli amb valors aleatoris enters entre 1 i 10, pregunti un valor enter n i mostri a quines posicions hi ha el valor n.</text:p>
        </text:list-item>
        <text:list-item>
          <text:p text:style-name="P16"><text:span text:style-name="T16">P</text:span>rograma que creï dos arrays d’<text:span text:style-name="T16">enters</text:span> de mida 100, <text:span text:style-name="T16">inicialitzi els elements de primer array amb tots</text:span> els valors de l'1 al 100, <text:span text:style-name="T16">copiï</text:span> els valors del primer array al segon en ordre invers, i mostr<text:span text:style-name="T16">i</text:span> tots dos per pantalla.</text:p>
        </text:list-item>
        <text:list-item>
          <text:p text:style-name="P18">Programa que llegeixi dos arrays de longituds diferents, els concateni en un nou array i mostri finalment els 3 arrays. Crear un mètode que rebi com a paràmetres els dos arrays i retorni el nou amb els valors concatenats dels dos anteriors.</text:p>
        </text:list-item>
        <text:list-item>
          <text:p text:style-name="P12"><text:span text:style-name="T6">Programa que demana les dades de pes d'un nombre de persones a determinar per l'usuari i mostra els valors mínim, màxim, </text:span><text:span text:style-name="T12">mitjana</text:span><text:span text:style-name="T6"> i el nombre de persones que tenen pes superior a la mitjana.</text:span></text:p>
        </text:list-item>
        <text:list-item>
          <text:p text:style-name="P20"><text:span text:style-name="T6">E</text:span><text:span text:style-name="T5">scriure un mètode que rep un array i un número enter i retorna la darrera posició on es troba el número a l’array o -1 si no el troba. Fer també el programa principal que demana a l’usuari la longitud de l’array i el valor màxim dels números, crea i omple l’array amb nombres aleatoris menors que el màxim, mostra l’array resultant, demana un número a l’usuari i invoca el mètode per trobar-lo a l’array. Finalment informa del resultat.</text:span></text:p>
        </text:list-item>
        <text:list-item>
          <text:p text:style-name="P19">Escriure un mètode que rebi dos arrays i retorni quants elements del primer es troben al segon. Fer el programa principal que llegeixi aquests arrays i utilitzi el mètode.</text:p>
        </text:list-item>
        <text:list-item>
          <text:p text:style-name="P13"><text:span text:style-name="T7">Programa per mantenir en memòria una llista de noms (String). Les opcions del menú de funcionalitats seran: sortir, llistar, </text:span><text:span text:style-name="T8">buscar, </text:span><text:span text:style-name="T7">afegir, modificar. </text:span><text:span text:style-name="T8">La llista es manté en un array de longitud N (N a entrar per l’usuari).</text:span></text:p>
        </text:list-item>
        <text:list-item>
          <text:p text:style-name="P21"><text:span text:style-name="T8">C</text:span><text:span text:style-name="T5">rear una classe amb mètodes per fer càlculs amb vectors (de dimensió arbitrària N). Els càlculs a implentar (un per mètode) són suma, resta, </text:span><text:soft-page-break/><text:span text:style-name="T5">multiplicació (element a element), divisió (element a element) i producte escalar.</text:span></text:p>
        </text:list-item>
        <text:list-item>
          <text:p text:style-name="P22"><text:span text:style-name="T5">Escriure un mètode que rebi com a paràmetre un array amb els valors de les monedes i bitllets d’un país ordenats de menor a major i un import en la moneda corresponent. El mètode retornarà un array amb les unitats de moneda o bitllet de cada valor que cal utilitzar per pagar l’import amb la menor quantitat de monedes i bitllets. Programa també el programa principal que demani dades a l’usuari i utilitzi el mètode descrit.</text:span></text:p>
        </text:list-item>
      </text:list>
      <text:p text:style-name="P3"/>
      <text:p text:style-name="P4"/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style:rfc-language-tag="es-ES-u-co-trad" fo:language="es" fo:country="ES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4"><text:span text:style-name="MT3"><text:page-number text:select-page="current">2</text:page-number></text:span><text:span text:style-name="MT4">/</text:span><text:span text:style-name="MT4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Introducció</dc:title>
    <dc:subject/>
    <meta:keyword/>
    <dc:description/>
    <meta:initial-creator>user</meta:initial-creator>
    <meta:creation-date>2007-09-20T23:52:00</meta:creation-date>
    <dc:date>2023-11-08T12:09:16.795000000</dc:date>
    <meta:print-date>2007-03-19T14:04:00</meta:print-date>
    <meta:editing-cycles>54</meta:editing-cycles>
    <meta:editing-duration>PT4H17M23S</meta:editing-duration>
    <meta:generator>LibreOffice/7.6.2.1$Windows_X86_64 LibreOffice_project/56f7684011345957bbf33a7ee678afaf4d2ba333</meta:generator>
    <meta:document-statistic meta:table-count="1" meta:image-count="0" meta:object-count="0" meta:page-count="2" meta:paragraph-count="20" meta:word-count="693" meta:character-count="3947" meta:non-whitespace-character-count="3289"/>
  </office:meta>
</office:document-meta>
</file>